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DA</text:p>
      <text:p text:style-name="Standard"/>
      <text:list xml:id="list6808268560645354509" text:style-name="L1">
        <text:list-item>
          <text:p text:style-name="P3">Understand the problem. We'll look at each variable and do a philosophical analysis about their meaning and importance for this problem. </text:p>
        </text:list-item>
        <text:list-item>
          <text:p text:style-name="P3">Univariable study. We'll just focus on the dependent variable ('SalePrice') and try to know a little bit more about it.</text:p>
        </text:list-item>
        <text:list-item>
          <text:p text:style-name="P3">Multivariate study. We'll try to understand how the dependent variable and independent variables relate.</text:p>
        </text:list-item>
        <text:list-item>
          <text:p text:style-name="P3">Basic cleaning. We'll clean the dataset and handle the missing data, outliers and categorical variables.</text:p>
        </text:list-item>
        <text:list-item>
          <text:p text:style-name="P3">Test assumptions. We'll check if our data meets the assumptions required by most multivariate techniques.</text:p>
        </text:list-item>
      </text:list>
      <text:p text:style-name="Standard"/>
      <text:p text:style-name="Standard">Summary: </text:p>
      <text:list xml:id="list8078824916183179179" text:style-name="L2">
        <text:list-item>
          <text:p text:style-name="P4">check each variable. Is it important for the problem? </text:p>
        </text:list-item>
        <text:list-item>
          <text:p text:style-name="P4">Univariable study: focus on dependent variable and try to know a bit more </text:p>
        </text:list-item>
        <text:list-item>
          <text:p text:style-name="P4">Multivariate: try to understand how dep and indep variables relate.</text:p>
        </text:list-item>
        <text:list-item>
          <text:p text:style-name="P4">Basic cleaning of dataset</text:p>
        </text:list-item>
        <text:list-item>
          <text:p text:style-name="P4">test assumptions: </text:p>
        </text:list-item>
      </text:list>
      <text:p text:style-name="Standard"/>
      <text:p text:style-name="P1">Check each variable: </text:p>
      <text:p text:style-name="Standard">create an excel spreadsheet: with below columns and notes</text:p>
      <text:p text:style-name="Standard"/>
      <text:list xml:id="list77227322722905440" text:style-name="L3">
        <text:list-item>
          <text:p text:style-name="P5"><text:span text:style-name="T1">Variable</text:span>: variable name </text:p>
        </text:list-item>
        <text:list-item>
          <text:p text:style-name="P5"><text:span text:style-name="T1">Type</text:span>: numerical or categorical</text:p>
        </text:list-item>
        <text:list-item>
          <text:p text:style-name="P5"><text:span text:style-name="T1">Segment</text:span>: define few segments and and see which column fit in what segment. Example for a house price dataset is the following segments of (location, building)</text:p>
        </text:list-item>
        <text:list-item>
          <text:p text:style-name="P5"><text:span text:style-name="T1">Expectation</text:span>: Our expectation about the variable influence on dependent variable</text:p>
        </text:list-item>
        <text:list-item>
          <text:p text:style-name="P5"><text:span text:style-name="T1">conclusion</text:span>: analyse/visualize to find relation with dependent and provide conclusion which is just the correction of our expectation</text:p>
        </text:list-item>
        <text:list-item>
          <text:p text:style-name="P5"><text:span text:style-name="T1">Comments</text:span>: any general comments. </text:p>
        </text:list-item>
      </text:list>
      <text:p text:style-name="Standard"/>
      <text:p text:style-name="Standard">Deep thinking for expectation: </text:p>
      <text:list xml:id="list4344871433021615490" text:style-name="L4">
        <text:list-item>
          <text:p text:style-name="P6">Do I really think it might influence? If yes, why and how much</text:p>
        </text:list-item>
        <text:list-item>
          <text:p text:style-name="P6">is this information reflected in other variable? Correlation?</text:p>
        </text:list-item>
      </text:list>
      <text:p text:style-name="Standard"/>
      <text:p text:style-name="Standard">Check the variables with high expecation and use scatter plor to find relation between dependent var. And drawa insights to conclusion column of spreadsheet.</text:p>
      <text:p text:style-name="Standard"/>
      <text:p text:style-name="Standard">----------------------------------------------------------------------------------------</text:p>
      <text:p text:style-name="Standard"/>
      <text:p text:style-name="P1">Univariable study: </text:p>
      <text:p text:style-name="Standard"/>
      <text:p text:style-name="P2"><text:span text:style-name="T3">analyse the dependent variable</text:span>: </text:p>
      <text:p text:style-name="Standard"/>
      <text:p text:style-name="Standard">#descriptive statistics summary</text:p>
      <text:p text:style-name="Standard">df_train['SalePrice'].describe()</text:p>
      <text:p text:style-name="Standard"/>
      <text:p text:style-name="Standard"><text:span text:style-name="T3">visualize the column</text:span> for better understanding.maybe histogram or box plot?</text:p>
      <text:p text:style-name="Standard">Histogram shows distribution. Which portion of numbers has high frequency/count of data points. </text:p>
      <text:p text:style-name="Standard">From histogram can see what type of distribution so calculate also skewness and Kurtosis </text:p>
      <text:p text:style-name="Standard"><text:soft-page-break/></text:p>
      <text:p text:style-name="Standard"><text:span text:style-name="T2">Multivariate study</text:span>: </text:p>
      <text:p text:style-name="Standard"/>
      <text:p text:style-name="Standard">relationship with other numerical features: Scatterplot <text:s text:c="3"/></text:p>
      <text:p text:style-name="Standard"/>
      <text:p text:style-name="Standard">relationship with other categorical features: </text:p>
      <text:p text:style-name="Standard"/>
      <text:p text:style-name="Standard">summary: provide summary of what we have found. Remember feature selection is more important than feature engineering(definition of complex relationship between 2 variables). </text:p>
      <text:p text:style-name="Standard"/>
      <text:p text:style-name="Standard"/>
      <text:p text:style-name="Standard">We started with subjective intuition and analysed columns that WE THOUGHT were important. But for a fair analysis it needs to be subjective. </text:p>
      <text:p text:style-name="Standard"/>
      <text:p text:style-name="Standard">--------------------------------------------------------------------------------------</text:p>
      <text:p text:style-name="Standard"/>
      <text:p text:style-name="Standard">check correlation between all variables using correlation matrix and/or heatmap. </text:p>
      <text:p text:style-name="Standard">Check for high correlation between independent variables and between indep and dep variables. </text:p>
      <text:p text:style-name="Standard">Trick: diagonal line will show high correlation colour. Find similar colour between different variable to spot correlation.</text:p>
      <text:p text:style-name="Standard">Do a heatmap maybe with top few variables with highest correlations with independent avriable. It's better to have heat map with correlation number on it. </text:p>
      <text:p text:style-name="Standard">Make notes of what I think on each variable correlation and their logic. </text:p>
      <text:p text:style-name="Standard"/>
      <text:p text:style-name="Standard">Scatterplot of all final selected columns to get understanding of relationship. <text:s text:c="2"/>sns.pairplot</text:p>
      <text:p text:style-name="Standard"/>
      <text:p text:style-name="Standard"/>
      <text:p text:style-name="Standard"><text:span text:style-name="T2">DATA cleaning</text:span>: </text:p>
      <text:p text:style-name="Standard"/>
      <text:p text:style-name="Standard">DONE</text:p>
      <text:p text:style-name="Standard"/>
      <text:p text:style-name="Standard"><text:span text:style-name="T1">Get to know dependent variable</text:span>: find the statistical assumptions. 4Assumptions to be tested</text:p>
      <text:p text:style-name="Standard"/>
      <text:list xml:id="list166844316440514488" text:style-name="L5">
        <text:list-item>
          <text:p text:style-name="P7"><text:span text:style-name="T1">Normality</text:span>: normal distribution? Check univariate and multivariate normality. Normality important as several statistic test rely on normal distribution. </text:p>
        </text:list-item>
        <text:list-item>
          <text:p text:style-name="P7"><text:span text:style-name="T1">Homoscedasticity</text:span>: variance of error to be same level across all independent variable.</text:p>
        </text:list-item>
        <text:list-item>
          <text:p text:style-name="P7"><text:span text:style-name="T1">Linearity</text:span>: check scatterplots and search for linear patterns. If patterns are not linear might check transforming data. </text:p>
        </text:list-item>
        <text:list-item>
          <text:p text:style-name="P7"><text:span text:style-name="T1">Absence of correlated error</text:span>: make sure errors are not correlated between each other. Means also the variabe is correlated </text:p>
        </text:list-item>
      </text:list>
      <text:p text:style-name="Standard"/>
      <text:p text:style-name="Standard"/>
      <text:p text:style-name="Standard"><text:span text:style-name="T1">Find normality</text:span>: </text:p>
      <text:p text:style-name="Standard">checking Histogram ( skewness, kurtosis) , normal probability plot (follow diagonal plot)</text:p>
      <text:p text:style-name="Standard"/>
      <text:p text:style-name="Standard">if not normal: data transformation ( log transformation) </text:p>
      <text:p text:style-name="Standard"/>
      <text:p text:style-name="Standard">Test homoscedasticity: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EDA: It's about selecting/sorting/filtering the right column and analyse them by aggregating, summary stats, correlation , charts</text:p>
      <text:p text:style-name="Standard">and get an initial understanding of pattern and relationships. </text:p>
      <text:p text:style-name="Standard"/>
      <text:p text:style-name="Standard">visual exploration: </text:p>
      <text:p text:style-name="Standard">Numerical column: </text:p>
      <text:p text:style-name="Standard">histogram : seprate histogram for each numerical column to understand the frequency/distribution </text:p>
      <text:p text:style-name="Standard">box plot: for each numerical column anc check min, q1, median , q3 , max. (min &amp;max to find outliers)</text:p>
      <text:p text:style-name="Standard">scatter plot: <text:s/>explore relationship between 2 numerical variable. identify corr/patt in data </text:p>
      <text:p text:style-name="Standard"/>
      <text:p text:style-name="Standard">categorical: </text:p>
      <text:p text:style-name="Standard">Bar chart: for visualizing distribution of categorical data. to show the frequency <text:s/>or count of each category within a categorical variable. ( boys and girls how many?) </text:p>
      <text:p text:style-name="Standard">Pie chart: to display the proportions of different categories within a single categorical variable. to show the relative composition as a who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2M6S</meta:editing-duration>
    <meta:editing-cycles>8</meta:editing-cycles>
    <meta:generator>OpenOffice/4.1.7$Win32 OpenOffice.org_project/417m1$Build-9800</meta:generator>
    <dc:date>2023-09-19T23:10:40.33</dc:date>
    <meta:document-statistic meta:table-count="0" meta:image-count="0" meta:object-count="0" meta:page-count="3" meta:paragraph-count="65" meta:word-count="701" meta:character-count="4931"/>
    <meta:user-defined meta:name="Info 1"/>
    <meta:user-defined meta:name="Info 2"/>
    <meta:user-defined meta:name="Info 3"/>
    <meta:user-defined meta:name="Info 4"/>
  </office:meta>
</office:document-meta>
</file>